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c7d3" officeooo:paragraph-rsid="001ac7d3"/>
    </style:style>
    <style:style style:name="P2" style:family="paragraph" style:parent-style-name="Standard">
      <style:text-properties fo:color="#800000" officeooo:rsid="001ac7d3" officeooo:paragraph-rsid="001ac7d3"/>
    </style:style>
    <style:style style:name="P3" style:family="paragraph" style:parent-style-name="Standard">
      <style:text-properties fo:color="#ff00ff" fo:font-weight="bold" officeooo:rsid="001ac7d3" officeooo:paragraph-rsid="001ac7d3" style:font-weight-asian="bold" style:font-weight-complex="bold"/>
    </style:style>
    <style:style style:name="P4" style:family="paragraph" style:parent-style-name="Standard">
      <style:text-properties fo:color="#ff00ff" officeooo:rsid="001ac7d3" officeooo:paragraph-rsid="001ac7d3"/>
    </style:style>
    <style:style style:name="T1" style:family="text">
      <style:text-properties fo:color="#800000"/>
    </style:style>
    <style:style style:name="T2" style:family="text">
      <style:text-properties fo:color="#ff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内核是一种单体内核，但是通过动态加载模块的方式，使它的开发非常灵活 方便。那么，它是如何编译内核的呢？我们可以通过分析它的Makefile入手。以下是 一个简单的hello内核模块的</text:p>
      <text:p text:style-name="P1"><text:span text:style-name="T1"/></text:p>
      <text:p text:style-name="P1"><text:span text:style-name="T1">Makefile. </text:span></text:p>
      <text:p text:style-name="P2">ifneq ($(KERNELRELEASE),)</text:p>
      <text:p text:style-name="P2">obj-m:=hello.o</text:p>
      <text:p text:style-name="P2">else</text:p>
      <text:p text:style-name="P2">KERNELDIR:=/lib/modules/$(shell uname -r)/build</text:p>
      <text:p text:style-name="P2">PWD:=$(shell pwd)</text:p>
      <text:p text:style-name="P2">default:</text:p>
      <text:p text:style-name="P2"><text:s text:c="8"/>$(MAKE) -C $(KERNELDIR) <text:s/>M=$(PWD) modules</text:p>
      <text:p text:style-name="P2">clean:</text:p>
      <text:p text:style-name="P2"><text:s text:c="8"/>rm -rf *.o *.mod.c *.mod.o *.ko</text:p>
      <text:p text:style-name="P2">endif</text:p>
      <text:p text:style-name="P2"/>
      <text:p text:style-name="P1">当我们写完一个hello模块，只要使用以上的makefile。然后make一下就行。</text:p>
      <text:p text:style-name="P1"/>
      <text:p text:style-name="P1">假设我们把hello模块的源代码放在/home/study/prog/mod/hello/下。当我们在这个目录运行make时，make是怎么执行的呢？ LDD3第二章第四节“编译和装载”中只是简略地说到该Makefile被执行了两次，但是具体过程是如何的呢？ </text:p>
      <text:p text:style-name="P1"/>
      <text:p text:style-name="P1">首先，由于make 后面没有目标，所以make会在Makefile中的第一个不是以.开头的目标作为默认的目标执行。于是default成为make的目标。make会执行 $(MAKE) -C $(KERNELDIR)M=$(PWD) modules </text:p>
      <text:p text:style-name="P1"/>
      <text:p text:style-name="P1">shell是make内部的函数,假设当前内核版本是2.6.13-study,所以$(shell uname-r)的结果是 2.6.13-study 这里，实际运行的是 </text:p>
      <text:p text:style-name="P3">make -C /lib/modules/2.6.13-study/build M=/home/study/prog/mod/hello/ modules</text:p>
      <text:p text:style-name="P1"/>
      <text:p text:style-name="P1">/lib/modules/2.6.13-study/build是一个指向内核源代码/usr/src/linux的符号链接。</text:p>
      <text:p text:style-name="P1"/>
      <text:p text:style-name="P1">可见，make执行了两次。第一次执行时是读hello模块的源代码所在目录/home/study/prog/mod/hello/下的Makefile。第二次执行时是执行/usr/src/linux/下的Makefile时. </text:p>
      <text:p text:style-name="P1"/>
      <text:p text:style-name="P1">但是还是有不少令人困惑的问题：</text:p>
      <text:p text:style-name="P1"><text:span text:style-name="T2">1.这个KERNELRELEASE也很令人困惑，它是什么呢？</text:span></text:p>
      <text:p text:style-name="P1">在/home/study/prog/mod/hello/Makefile中是没有定义这个变量的，所以起作用的是else…endif这一段。不过，如果把hello模块移动到内核源代码中。</text:p>
      <text:p text:style-name="P1">例如放到/usr/src/linux/driver/中， KERNELRELEASE就有定义了。在/usr/src/linux/Makefile中有 162KERNELRELEASE=$(VERSION).$(PATCHLEVEL).$(SUBLEVEL)$(EXTRAVERSION)$(LOCALVERSION)这时候，hello模块也不再是单独用make编译，而是在内核中用make modules进行 编译。用这种方式，该Makefile在单独编译和作为内核一部分编译时都能正常工作。 </text:p>
      <text:p text:style-name="P1"/>
      <text:p text:style-name="P4">2.这个obj-m := hello.o什么时候会执行到呢？</text:p>
      <text:p text:style-name="P1"><text:s/>在执行： </text:p>
      <text:p text:style-name="P1">make -C /lib/modules/2.6.13-study/build M=/home/study/prog/mod/hello/ modules</text:p>
      <text:p text:style-name="P1">时，</text:p>
      <text:p text:style-name="P1"><text:soft-page-break/>make 去/usr/src/linux/Makefile中寻找目标modules: 862 .PHONY: modules 863modules: $(vmlinux-dirs) $(if $(KBUILD_BUILTIN),vmlinux) 864 @echo 'Building modules, stage 2.'; 865 $(Q)$(MAKE) -rR -f$(srctree)/scripts/Makefile.modpost </text:p>
      <text:p text:style-name="P1"/>
      <text:p text:style-name="P1">可以看出，分两个stage: </text:p>
      <text:p text:style-name="P1">1.编译出hello.o文件。</text:p>
      <text:p text:style-name="P1"><text:s/>2.生成hello.mod.o hello.ko 在这过程中，会调用make -f scripts/Makefile.build</text:p>
      <text:p text:style-name="P1"/>
      <text:p text:style-name="P1"><text:s/>obj=/home/study/prog/mod/hello 而在scripts/Makefile.build会包含很多文件： 011 -include .config 012 013 include$(if $(wildcard $(obj)/Kbuild), $(obj)/Kbuild, $(obj)/Makefile)其中就有/home/study/prog/mod/hello/Makefile 这时 KERNELRELEASE已经存在。 所以执行的是：obj-m:=hello.o </text:p>
      <text:p text:style-name="P1">关于make modules的更详细的过程可以在scripts/Makefile.modpost文件的注释 中找到。如果想查看make的整个执行过程，可以运行make -n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6:49:01.763489014</meta:creation-date>
    <dc:date>2019-08-20T16:54:49.710367329</dc:date>
    <meta:editing-duration>PT5M48S</meta:editing-duration>
    <meta:editing-cycles>1</meta:editing-cycles>
    <meta:document-statistic meta:table-count="0" meta:image-count="0" meta:object-count="0" meta:page-count="2" meta:paragraph-count="33" meta:word-count="717" meta:character-count="2099" meta:non-whitespace-character-count="1992"/>
    <meta:generator>LibreOffice/5.1.6.2$Linux_X86_64 LibreOffice_project/10m0$Build-2</meta:generator>
  </office:meta>
</office:document-meta>
</file>